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stroke="none" svg:stroke-color="#000000" draw:fill="none" draw:fill-color="#ffffff" fo:min-height="0.7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889cm" svg:x="8.628cm" svg:y="11.768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89cm" svg:height="0.889cm" svg:x="17.002cm" svg:y="11.668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9.509cm" svg:y1="12.176cm" svg:x2="17.002cm" svg:y2="12.176cm">
          <text:p text:style-name="P1"><text:span text:style-name="T1">d</text:span></text:p>
          <text:p text:style-name="P1"><text:span text:style-name="T1"/></text:p>
        </draw:line>
        <draw:line draw:style-name="gr3" draw:text-style-name="P1" draw:layer="layout" svg:x1="9.382cm" svg:y1="11.854cm" svg:x2="17.51cm" svg:y2="7.552cm">
          <text:p/>
        </draw:line>
        <draw:line draw:style-name="gr4" draw:text-style-name="P1" draw:layer="layout" svg:x1="17.129cm" svg:y1="11.822cm" svg:x2="15.224cm" svg:y2="8.774cm">
          <text:p/>
        </draw:line>
        <draw:frame draw:style-name="gr5" draw:layer="layout" svg:width="3.81cm" svg:height="1.27cm" svg:x="15.013cm" svg:y="9.909cm">
          <draw:text-box>
            <text:p>∆T</text:p>
          </draw:text-box>
        </draw:frame>
        <draw:frame draw:style-name="gr6" draw:layer="layout" svg:width="0.635cm" svg:height="0.954cm" svg:x="16.748cm" svg:y="10.206cm">
          <draw:text-box>
            <text:p>θ</text:p>
          </draw:text-box>
        </draw:frame>
        <draw:line draw:style-name="gr3" draw:text-style-name="P1" draw:layer="layout" svg:x1="14.716cm" svg:y1="9.028cm" svg:x2="14.97cm" svg:y2="9.536cm">
          <text:p/>
        </draw:line>
        <draw:line draw:style-name="gr3" draw:text-style-name="P1" draw:layer="layout" svg:x1="14.97cm" svg:y1="9.536cm" svg:x2="15.478cm" svg:y2="9.282cm">
          <text:p/>
        </draw:line>
        <draw:frame draw:style-name="gr6" draw:layer="layout" svg:width="5.08cm" svg:height="0.954cm" draw:transform="rotate (0.523598775598299) translate (10.605cm 10.38cm)">
          <draw:text-box>
            <text:p>Sound Wave</text:p>
          </draw:text-box>
        </draw:frame>
        <draw:line draw:style-name="gr3" draw:text-style-name="P1" draw:layer="layout" svg:x1="17.51cm" svg:y1="11.668cm" svg:x2="17.51cm" svg:y2="7.604cm">
          <text:p/>
        </draw:line>
        <draw:path draw:style-name="gr3" draw:text-style-name="P1" draw:layer="layout" svg:width="0.628cm" svg:height="0.448cm" draw:transform="rotate (0.785398163397448) translate (16.748cm 11.287cm)" svg:viewBox="0 0 629 449" svg:d="M0 0c539 0 629 449 629 449">
          <text:p/>
        </draw:path>
        <draw:path draw:style-name="gr3" draw:text-style-name="P1" draw:layer="layout" svg:width="0.736cm" svg:height="0.558cm" draw:transform="rotate (-0.643502895210309) translate (10.525000000001cm 11.2869999999986cm)" svg:viewBox="0 0 737 559" svg:d="M0 0c635 0 737 559 737 559">
          <text:p/>
        </draw:path>
        <draw:frame draw:style-name="gr6" draw:layer="layout" svg:width="0.635cm" svg:height="0.954cm" svg:x="10.779cm" svg:y="11.16cm">
          <draw:text-box>
            <text:p>θ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1T16:01:47.429160000</meta:creation-date>
    <dc:date>2016-05-11T16:19:29.548015000</dc:date>
    <meta:editing-duration>PT13M56S</meta:editing-duration>
    <meta:editing-cycles>3</meta:editing-cycles>
    <meta:generator>LibreOffice/4.3.2.2$MacOSX_X86_64 LibreOffice_project/edfb5295ba211bd31ad47d0bad0118690f76407d</meta:generator>
    <meta:document-statistic meta:object-count="14"/>
  </office:meta>
</office:document-meta>
</file>